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Roboto Condensed" svg:font-family="'Roboto Condensed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595cm" table:align="left" style:shadow="none"/>
    </style:style>
    <style:style style:name="Table1.A" style:family="table-column">
      <style:table-column-properties style:column-width="1.109cm"/>
    </style:style>
    <style:style style:name="Table1.C" style:family="table-column">
      <style:table-column-properties style:column-width="1.175cm"/>
    </style:style>
    <style:style style:name="Table1.D" style:family="table-column">
      <style:table-column-properties style:column-width="1.201cm"/>
    </style:style>
    <style:style style:name="Table1.1" style:family="table-row">
      <style:table-row-properties style:min-row-height="0.801cm"/>
    </style:style>
    <style:style style:name="Table1.A1" style:family="table-cell">
      <style:table-cell-properties fo:background-color="transparent" fo:padding="0.097cm" fo:border-left="0.5pt solid #ffffff" fo:border-right="none" fo:border-top="none" fo:border-bottom="none">
        <style:background-image/>
      </style:table-cell-properties>
    </style:style>
    <style:style style:name="Table1.B1" style:family="table-cell">
      <style:table-cell-properties fo:background-color="transparent" fo:padding="0.097cm" fo:border-left="0.05pt solid #ffffff" fo:border-right="none" fo:border-top="0.05pt solid #ffffff" fo:border-bottom="none">
        <style:background-image/>
      </style:table-cell-properties>
    </style:style>
    <style:style style:name="Table1.C1" style:family="table-cell">
      <style:table-cell-properties fo:background-color="#72bf44" fo:padding="0.097cm" fo:border-left="0.05pt solid #000000" fo:border-right="none" fo:border-top="0.05pt solid #000000" fo:border-bottom="none">
        <style:background-image/>
      </style:table-cell-properties>
    </style:style>
    <style:style style:name="Table1.D1" style:family="table-cell">
      <style:table-cell-properties fo:background-color="#ed1c24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697cm"/>
    </style:style>
    <style:style style:name="Table1.B2" style:family="table-cell">
      <style:table-cell-properties fo:background-color="#72bf44" fo:padding="0.097cm" fo:border-left="0.05pt solid #000000" fo:border-right="none" fo:border-top="none" fo:border-bottom="none">
        <style:background-image/>
      </style:table-cell-properties>
    </style:style>
    <style:style style:name="Table1.D2" style:family="table-cell">
      <style:table-cell-properties fo:background-color="#ed1c24" fo:padding="0.097cm" fo:border-left="0.05pt solid #000000" fo:border-right="0.05pt solid #000000" fo:border-top="none" fo:border-bottom="none">
        <style:background-image/>
      </style:table-cell-properties>
    </style:style>
    <style:style style:name="Table1.3" style:family="table-row">
      <style:table-row-properties style:min-row-height="2.193cm"/>
    </style:style>
    <style:style style:name="Table1.A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officeooo:rsid="0024c45e" officeooo:paragraph-rsid="0024c45e"/>
    </style:style>
    <style:style style:name="P2" style:family="paragraph" style:parent-style-name="Table_20_Contents">
      <style:text-properties officeooo:rsid="0024c45e" officeooo:paragraph-rsid="0028f2aa"/>
    </style:style>
    <style:style style:name="P3" style:family="paragraph" style:parent-style-name="Table_20_Contents">
      <style:text-properties officeooo:rsid="0026d630" officeooo:paragraph-rsid="0026d630"/>
    </style:style>
    <style:style style:name="P4" style:family="paragraph" style:parent-style-name="Table_20_Contents">
      <style:text-properties officeooo:rsid="0028f2aa" officeooo:paragraph-rsid="0028f2aa"/>
    </style:style>
    <style:style style:name="P5" style:family="paragraph" style:parent-style-name="Table_20_Contents">
      <style:text-properties officeooo:rsid="002abedd" officeooo:paragraph-rsid="002abedd"/>
    </style:style>
    <style:style style:name="P6" style:family="paragraph" style:parent-style-name="Standard">
      <style:text-properties officeooo:rsid="001be3c4" officeooo:paragraph-rsid="001be3c4"/>
    </style:style>
    <style:style style:name="P7" style:family="paragraph" style:parent-style-name="Standard" style:list-style-name="L1">
      <style:text-properties officeooo:rsid="001be3c4" officeooo:paragraph-rsid="001be3c4"/>
    </style:style>
    <style:style style:name="P8" style:family="paragraph" style:parent-style-name="Standard" style:list-style-name="L2">
      <style:text-properties officeooo:rsid="001be3c4" officeooo:paragraph-rsid="001be3c4"/>
    </style:style>
    <style:style style:name="P9" style:family="paragraph" style:parent-style-name="Standard">
      <style:text-properties officeooo:rsid="001cf0cc" officeooo:paragraph-rsid="001cf0cc"/>
    </style:style>
    <style:style style:name="P10" style:family="paragraph" style:parent-style-name="Standard">
      <style:text-properties officeooo:paragraph-rsid="001cf0cc"/>
    </style:style>
    <style:style style:name="P11" style:family="paragraph" style:parent-style-name="Standard">
      <style:text-properties officeooo:rsid="0024c45e" officeooo:paragraph-rsid="0024c45e"/>
    </style:style>
    <style:style style:name="P12" style:family="paragraph" style:parent-style-name="Standard">
      <style:text-properties officeooo:rsid="0024c45e" officeooo:paragraph-rsid="0026d630"/>
    </style:style>
    <style:style style:name="P13" style:family="paragraph" style:parent-style-name="Standard">
      <style:text-properties officeooo:rsid="0024c45e" officeooo:paragraph-rsid="0028f2aa"/>
    </style:style>
    <style:style style:name="P14" style:family="paragraph" style:parent-style-name="Standard">
      <style:text-properties officeooo:rsid="0024c45e" officeooo:paragraph-rsid="002abedd"/>
    </style:style>
    <style:style style:name="P15" style:family="paragraph" style:parent-style-name="Standard">
      <style:text-properties officeooo:rsid="0026d630" officeooo:paragraph-rsid="0026d630"/>
    </style:style>
    <style:style style:name="P16" style:family="paragraph" style:parent-style-name="Standard">
      <style:text-properties officeooo:rsid="0026d630" officeooo:paragraph-rsid="002dff9b"/>
    </style:style>
    <style:style style:name="P17" style:family="paragraph" style:parent-style-name="Standard">
      <style:text-properties style:use-window-font-color="true" fo:font-weight="normal" officeooo:rsid="0028f2aa" officeooo:paragraph-rsid="0028f2aa" style:font-weight-asian="normal" style:font-weight-complex="normal"/>
    </style:style>
    <style:style style:name="P18" style:family="paragraph" style:parent-style-name="Standard">
      <style:text-properties fo:color="#ffffff" officeooo:rsid="0024c45e" officeooo:paragraph-rsid="0026d630" fo:background-color="#ed1c24"/>
    </style:style>
    <style:style style:name="P19" style:family="paragraph" style:parent-style-name="Standard">
      <style:text-properties fo:color="#ffffff" officeooo:rsid="0024c45e" officeooo:paragraph-rsid="002dff9b" fo:background-color="#ed1c24"/>
    </style:style>
    <style:style style:name="P20" style:family="paragraph" style:parent-style-name="Standard">
      <style:text-properties fo:color="#ffffff" officeooo:rsid="002eacad" officeooo:paragraph-rsid="002eacad" fo:background-color="#ed1c24"/>
    </style:style>
    <style:style style:name="P21" style:family="paragraph" style:parent-style-name="Standard">
      <style:text-properties fo:color="#ffffff" style:font-name="Liberation Serif" fo:font-size="10pt" officeooo:rsid="0024c45e" officeooo:paragraph-rsid="002dff9b" fo:background-color="#ed1c24" style:font-size-asian="10pt" style:font-size-complex="10pt"/>
    </style:style>
    <style:style style:name="P22" style:family="paragraph" style:parent-style-name="Standard">
      <style:text-properties fo:color="#ffffff" style:font-name="Liberation Serif" fo:font-size="10pt" officeooo:rsid="002eacad" officeooo:paragraph-rsid="002eacad" fo:background-color="#ed1c24" style:font-size-asian="10pt" style:font-size-complex="10pt"/>
    </style:style>
    <style:style style:name="P23" style:family="paragraph" style:parent-style-name="Standard">
      <style:text-properties officeooo:rsid="002abedd" officeooo:paragraph-rsid="002abedd"/>
    </style:style>
    <style:style style:name="P24" style:family="paragraph" style:parent-style-name="Standard">
      <style:paragraph-properties fo:margin-top="0cm" fo:margin-bottom="0cm" loext:contextual-spacing="false"/>
      <style:text-properties officeooo:rsid="001cf0cc" officeooo:paragraph-rsid="001cf0cc"/>
    </style:style>
    <style:style style:name="P25" style:family="paragraph" style:parent-style-name="Text_20_body">
      <style:text-properties fo:color="#ffffff" officeooo:rsid="002eacad" officeooo:paragraph-rsid="002eacad" fo:background-color="#ed1c24"/>
    </style:style>
    <style:style style:name="P26" style:family="paragraph" style:parent-style-name="Text_20_body" style:list-style-name="L4">
      <style:paragraph-properties fo:margin-top="0cm" fo:margin-bottom="0cm" loext:contextual-spacing="false" fo:line-height="100%"/>
      <style:text-properties officeooo:paragraph-rsid="001cf0cc"/>
    </style:style>
    <style:style style:name="P27" style:family="paragraph" style:parent-style-name="Text_20_body" style:list-style-name="L4" style:master-page-name="">
      <style:paragraph-properties fo:margin-top="0cm" fo:margin-bottom="0cm" loext:contextual-spacing="false" fo:line-height="100%" style:page-number="auto"/>
      <style:text-properties officeooo:paragraph-rsid="001cf0cc"/>
    </style:style>
    <style:style style:name="P28" style:family="paragraph" style:parent-style-name="Text_20_body" style:list-style-name="L4">
      <style:paragraph-properties fo:margin-top="0cm" fo:margin-bottom="0cm" loext:contextual-spacing="false" fo:line-height="100%" fo:padding="0cm" fo:border="none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30" style:family="paragraph">
      <loext:graphic-properties draw:fill-color="#ed1c24"/>
      <style:paragraph-properties fo:text-align="center"/>
    </style:style>
    <style:style style:name="T1" style:family="text">
      <style:text-properties officeooo:rsid="001cf0cc"/>
    </style:style>
    <style:style style:name="T2" style:family="text">
      <style:text-properties fo:font-weight="bold" officeooo:rsid="0028f2aa" style:font-weight-asian="bold" style:font-weight-complex="bold"/>
    </style:style>
    <style:style style:name="T3" style:family="text">
      <style:text-properties fo:font-variant="normal" fo:text-transform="none" fo:color="#4d5156" style:font-name="Google Sans" fo:font-size="12pt" fo:letter-spacing="normal" fo:language="pt" fo:country="PT" fo:font-style="normal" fo:font-weight="normal" officeooo:rsid="001cf0cc" loext:padding="0cm" loext:border="none"/>
    </style:style>
    <style:style style:name="T4" style:family="text">
      <style:text-properties fo:font-variant="normal" fo:text-transform="none" fo:color="#000000" style:font-name="Roboto Condensed" fo:font-size="13.5pt" fo:letter-spacing="normal" fo:font-style="normal" fo:font-weight="bold"/>
    </style:style>
    <style:style style:name="T5" style:family="text">
      <style:text-properties fo:font-variant="normal" fo:text-transform="none" fo:color="#000000" style:font-name="Roboto Condensed" fo:font-size="13.5pt" fo:letter-spacing="normal" fo:font-style="normal" fo:font-weight="bold" fo:background-color="transparent" loext:char-shading-value="0"/>
    </style:style>
    <style:style style:name="T6" style:family="text">
      <style:text-properties fo:font-variant="normal" fo:text-transform="none" fo:color="#000000" style:font-name="Roboto Condensed" fo:font-size="13.5pt" fo:letter-spacing="normal" fo:font-style="normal" fo:font-weight="normal"/>
    </style:style>
    <style:style style:name="T7" style:family="text">
      <style:text-properties fo:font-variant="normal" fo:text-transform="none" fo:color="#000000" style:font-name="Roboto Condensed" fo:font-size="13.5pt" fo:letter-spacing="normal" fo:font-style="normal" fo:font-weight="normal" fo:background-color="transparent" loext:char-shading-value="0"/>
    </style:style>
    <style:style style:name="T8" style:family="text">
      <style:text-properties fo:font-variant="normal" fo:text-transform="none" fo:color="#000000" fo:font-size="13.5pt" fo:letter-spacing="normal" fo:font-style="normal" fo:font-weight="bold"/>
    </style:style>
    <style:style style:name="T9" style:family="text">
      <style:text-properties fo:font-variant="normal" fo:text-transform="none" fo:color="#000000" fo:font-size="13.5pt" fo:letter-spacing="normal" fo:font-style="normal" fo:font-weight="bold" fo:background-color="transparent" loext:char-shading-value="0"/>
    </style:style>
    <style:style style:name="T10" style:family="text">
      <style:text-properties fo:font-variant="normal" fo:text-transform="none" fo:color="#000000" fo:font-size="13.5pt" fo:letter-spacing="normal" fo:font-style="normal" fo:font-weight="normal"/>
    </style:style>
    <style:style style:name="T11" style:family="text">
      <style:text-properties fo:font-variant="normal" fo:text-transform="none" fo:color="#000000" fo:font-size="13.5pt" fo:letter-spacing="normal" fo:font-style="normal" fo:font-weight="normal" fo:background-color="transparent" loext:char-shading-value="0"/>
    </style:style>
    <style:style style:name="T12" style:family="text">
      <style:text-properties fo:font-variant="normal" fo:text-transform="none" fo:color="#000000" style:font-name="Liberation Serif" fo:font-size="13.5pt" fo:letter-spacing="normal" fo:font-style="normal" fo:font-weight="bold"/>
    </style:style>
    <style:style style:name="T13" style:family="text">
      <style:text-properties fo:font-variant="normal" fo:text-transform="none" fo:color="#000000" style:font-name="Liberation Serif" fo:font-size="13.5pt" fo:letter-spacing="normal" fo:font-style="normal" fo:font-weight="bold" fo:background-color="transparent" loext:char-shading-value="0"/>
    </style:style>
    <style:style style:name="T14" style:family="text">
      <style:text-properties fo:font-variant="normal" fo:text-transform="none" fo:color="#000000" style:font-name="Liberation Serif" fo:font-size="13.5pt" fo:letter-spacing="normal" fo:font-style="normal" fo:font-weight="normal"/>
    </style:style>
    <style:style style:name="T15" style:family="text">
      <style:text-properties fo:font-variant="normal" fo:text-transform="none" fo:color="#000000" style:font-name="Liberation Serif" fo:font-size="13.5pt" fo:letter-spacing="normal" fo:font-style="normal" fo:font-weight="normal" fo:background-color="transparent" loext:char-shading-value="0"/>
    </style:style>
    <style:style style:name="T16" style:family="text">
      <style:text-properties fo:font-variant="normal" fo:text-transform="none" fo:color="#000000" style:font-name="Liberation Serif" fo:letter-spacing="normal" fo:font-style="normal" fo:font-weight="bold"/>
    </style:style>
    <style:style style:name="T17" style:family="text">
      <style:text-properties fo:font-variant="normal" fo:text-transform="none" fo:color="#000000" style:font-name="Liberation Serif" fo:letter-spacing="normal" fo:font-style="normal" fo:font-weight="bold" fo:background-color="transparent" loext:char-shading-value="0"/>
    </style:style>
    <style:style style:name="T18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9" style:family="text">
      <style:text-properties fo:font-variant="normal" fo:text-transform="none" fo:color="#000000" style:font-name="Liberation Serif" fo:letter-spacing="normal" fo:font-style="normal" fo:font-weight="normal" fo:background-color="transparent" loext:char-shading-value="0"/>
    </style:style>
    <style:style style:name="T20" style:family="text">
      <style:text-properties fo:font-variant="normal" fo:text-transform="none" fo:color="#000000" style:font-name="Liberation Serif" fo:font-size="10pt" fo:letter-spacing="normal" fo:font-style="normal" fo:font-weight="bold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font-name="Liberation Serif" fo:font-size="10pt" fo:letter-spacing="normal" fo:font-style="normal" fo:font-weight="bold" style:font-size-asian="10pt" style:font-size-complex="10pt"/>
    </style:style>
    <style:style style:name="T22" style:family="text">
      <style:text-properties fo:font-variant="normal" fo:text-transform="none" fo:color="#000000" style:font-name="Liberation Serif" fo:font-size="10pt" fo:letter-spacing="normal" fo:font-style="normal" fo:font-weight="normal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T24" style:family="text">
      <style:text-properties officeooo:rsid="00263fdd"/>
    </style:style>
    <style:style style:name="T25" style:family="text">
      <style:text-properties officeooo:rsid="0026d630"/>
    </style:style>
    <style:style style:name="T26" style:family="text">
      <style:text-properties officeooo:rsid="00263fdd" fo:background-color="transparent" loext:char-shading-value="0"/>
    </style:style>
    <style:style style:name="T27" style:family="text">
      <style:text-properties style:use-window-font-color="true" fo:background-color="transparent" loext:char-shading-value="0"/>
    </style:style>
    <style:style style:name="T28" style:family="text">
      <style:text-properties style:use-window-font-color="true" officeooo:rsid="0026d630" fo:background-color="transparent" loext:char-shading-value="0"/>
    </style:style>
    <style:style style:name="T29" style:family="text">
      <style:text-properties style:use-window-font-color="true" officeooo:rsid="002dff9b" fo:background-color="transparent" loext:char-shading-value="0"/>
    </style:style>
    <style:style style:name="T30" style:family="text">
      <style:text-properties fo:color="#72bf44" fo:font-weight="bold" style:font-weight-asian="bold" style:font-weight-complex="bold"/>
    </style:style>
    <style:style style:name="T31" style:family="text">
      <style:text-properties fo:color="#72bf44" fo:font-weight="bold" officeooo:rsid="0026d630" style:font-weight-asian="bold" style:font-weight-complex="bold"/>
    </style:style>
    <style:style style:name="T32" style:family="text">
      <style:text-properties fo:color="#72bf44" fo:font-weight="bold" officeooo:rsid="00285221" style:font-weight-asian="bold" style:font-weight-complex="bold"/>
    </style:style>
    <style:style style:name="T33" style:family="text">
      <style:text-properties fo:color="#72bf44" fo:font-weight="bold" officeooo:rsid="00263fdd" style:font-weight-asian="bold" style:font-weight-complex="bold"/>
    </style:style>
    <style:style style:name="T34" style:family="text">
      <style:text-properties fo:color="#72bf44" fo:font-weight="bold" officeooo:rsid="0028f2aa" style:font-weight-asian="bold" style:font-weight-complex="bold"/>
    </style:style>
    <style:style style:name="T35" style:family="text">
      <style:text-properties officeooo:rsid="002abedd"/>
    </style:style>
    <style:style style:name="T36" style:family="text">
      <style:text-properties officeooo:rsid="002dff9b"/>
    </style:style>
    <style:style style:name="T37" style:family="text">
      <style:text-properties fo:background-color="#72bf44" loext:char-shading-value="0"/>
    </style:style>
    <style:style style:name="T38" style:family="text">
      <style:text-properties officeooo:rsid="0026d630" fo:background-color="#72bf44" loext:char-shading-value="0"/>
    </style:style>
    <style:style style:name="T39" style:family="text">
      <style:text-properties officeooo:rsid="00263fdd" fo:background-color="#72bf44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fill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cm" svg:y="0cm" svg:width="17.251cm" draw:z-index="0">
        <draw:text-box fo:min-height="1.27cm">
          <text:p text:style-name="Text_20_body"/>
        </draw:text-box>
      </draw:frame>
      <text:p text:style-name="P6">REGRAS DO DAY TRADER - <text:span text:style-name="T1">GO4REX</text:span></text:p>
      <text:p text:style-name="P6"/>
      <text:p text:style-name="P6">TIPOS DE INVE<text:span text:style-name="T1">STI</text:span>MENTO BAS<text:span text:style-name="T1">IC</text:span>OS</text:p>
      <text:p text:style-name="P6"/>
      <text:p text:style-name="P6">- ROBO AUTOMATIZADO</text:p>
      <text:list xml:id="list3456124306" text:style-name="L1">
        <text:list-item>
          <text:p text:style-name="P7">NAO VAI TRABALHAR COM CRIPTO</text:p>
        </text:list-item>
        <text:list-item>
          <text:p text:style-name="P7">TRABALHA NA SEMANA, QUALQUER DIA E PODE REALIZAR ATE 2 OPERAÇÕES NA SEMANA</text:p>
        </text:list-item>
        <text:list-item>
          <text:p text:style-name="P7">NÃO TEM CONTROLE DE $ RECURSO VAI USAR</text:p>
        </text:list-item>
        <text:list-item>
          <text:p text:style-name="P7"/>
        </text:list-item>
      </text:list>
      <text:p text:style-name="P6"/>
      <text:p text:style-name="P6">- GESTOR</text:p>
      <text:list xml:id="list2456476100" text:style-name="L2">
        <text:list-item>
          <text:p text:style-name="P8">NECESSARIO INCLUIR MAIS USD 250</text:p>
        </text:list-item>
        <text:list-item>
          <text:p text:style-name="P8">TRABALHAR COM FOREX E TERA ASSISTENCIA DO GESTOR</text:p>
        </text:list-item>
        <text:list-item>
          <text:p text:style-name="P8"/>
        </text:list-item>
      </text:list>
      <text:p text:style-name="P6"/>
      <text:p text:style-name="P9">INICIAR COM FOREX – <text:span text:style-name="T2">FOREIGN EXCHANGE MARKET - MERCADO DE CAMBIO ESTRANGEIRO (FX)</text:span></text:p>
      <text:p text:style-name="P9"/>
      <text:p text:style-name="P9">TROCA CAMBIAL ENTRE MOEDAS</text:p>
      <text:p text:style-name="P9">COMPRA UMA MOEDA(USD) EM COMPARACAO COM OUTRA(EUR), QUANDO SEU VALOR FICAR MAIOR HORA DE VENDER</text:p>
      <text:p text:style-name="P9"/>
      <text:p text:style-name="P9">ACOMPANHAR VIA GRAFICO DE VELAS</text:p>
      <text:p text:style-name="P9"/>
      <text:p text:style-name="P9">VERDE – VENDER</text:p>
      <text:p text:style-name="P9"/>
      <text:p text:style-name="P9">VERMELHO – PREJUIZO(PARA QUEM COMPROU)</text:p>
      <text:p text:style-name="P9">NO VERMELHO POSSO COMPRAR ATIVOS NO VERMELHO, EPSRANDO UMA ALTA, OU COMPRO NA ALTA E ESPERANDO QUE TENHA MAIS VALORIZAÇÃO</text:p>
      <text:p text:style-name="P9"/>
      <text:p text:style-name="P9">MAS, SE COMPRAR NO VERMELHO, E CONTINUAR DESCENDO, VOU TER PREJUIZO.</text:p>
      <text:list xml:id="list2282244338" text:style-name="L4">
        <text:list-header>
          <text:p text:style-name="P27"/>
        </text:list-header>
        <text:list-item>
          <text:p text:style-name="P26"><text:span text:style-name="T1">Sydney abre às 21h e fecha às 7h GMT, que são 7h e 17h, hora local.</text:span></text:p>
        </text:list-item>
        <text:list-item>
          <text:p text:style-name="P28">Tóquio abre às 23:00h e fecha às 9:00h GMT, que são 8:00h e 18:00h, hora local.</text:p>
        </text:list-item>
        <text:list-item>
          <text:p text:style-name="P28">Londres abre às 8:00 e fecha às 18:00 GMT, que são 9:00 horas e 19:00 horas, hora local.</text:p>
        </text:list-item>
        <text:list-item>
          <text:p text:style-name="P28">Nova Iorque abre às 13h00 e fecha às 23h00 GMT, que são 9h00 e 19h00, hora local.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11">EXEMPLO EUR/USD</text:p>
      <text:p text:style-name="P1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3"/>
          </table:table-cell>
          <table:table-cell table:style-name="Table1.C1" office:value-type="string">
            <text:p text:style-name="P2">1<text:span text:style-name="T25">2</text:span>:00</text:p>
          </table:table-cell>
          <table:table-cell table:style-name="Table1.D1" office:value-type="string">
            <text:p text:style-name="P5">13:00</text:p>
          </table:table-cell>
        </table:table-row>
        <table:table-row table:style-name="Table1.2">
          <table:table-cell table:style-name="Table1.A1" office:value-type="string">
            <text:p text:style-name="P3"/>
          </table:table-cell>
          <table:table-cell table:style-name="Table1.B2" office:value-type="string">
            <text:p text:style-name="P4">11:00</text:p>
          </table:table-cell>
          <table:table-cell table:style-name="Table1.B2" office:value-type="string">
            <text:p text:style-name="P1"/>
          </table:table-cell>
          <table:table-cell table:style-name="Table1.D2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4">10:00</text:p>
          </table:table-cell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</table:table>
      <text:p text:style-name="P11"/>
      <text:p text:style-name="P11">AS 10:00 EUR/USD = <text:span text:style-name="T25">COMPRAR</text:span> 1,0450/ <text:span text:style-name="T32">PREÇO DE VENDA DO MERCADO</text:span><text:span text:style-name="T31"> </text:span><text:span text:style-name="T30">1,0500 </text:span><text:span text:style-name="T31">INICIO A OPERAÇÃO COM INTENÇÃO DE COMPRA PELO PREÇO DA VENDA</text:span></text:p>
      <text:p text:style-name="P11"><text:span text:style-name="T31"/></text:p>
      <text:p text:style-name="P17"><text:span text:style-name="T25">A</text:span>GORA QUE TENHO INVESTINDO EM 1LOTE DE EURO EM DOLAR, PRECISO ACOMPANHAR O MERCADO</text:p>
      <text:p text:style-name="P17"/>
      <text:p text:style-name="P13">AS 11:00 EUR/USD = <text:span text:style-name="T32">PREÇO DE COMPRAR </text:span><text:span text:style-name="T34">DO MERCADO VALORIZOU EM</text:span><text:span text:style-name="T32"> </text:span><text:span text:style-name="T30">1,</text:span><text:span text:style-name="T33">0</text:span><text:span text:style-name="T30">550</text:span> / <text:span text:style-name="T25">VENDER </text:span>1,0600<text:span text:style-name="T30"> </text:span></text:p>
      <text:p text:style-name="P13"><text:span text:style-name="T34">ENTÃO, FECHO A MINHA</text:span><text:span text:style-name="T31"> </text:span><text:span text:style-name="T34">O</text:span><text:span text:style-name="T31">PERAÇÃO COM </text:span><text:span text:style-name="T34">A</text:span><text:span text:style-name="T31"> </text:span><text:span text:style-name="T32">VENDA </text:span><text:span text:style-name="T34">DO LOTE</text:span><text:span text:style-name="T31"> PELO PREÇO DA </text:span><text:span text:style-name="T32">COMPRA NO MERCADO</text:span></text:p>
      <text:p text:style-name="P11"/>
      <text:p text:style-name="P12">AO COMPRAR <text:span text:style-name="T24">1 lote (</text:span>100.000<text:span text:style-name="T24">) de</text:span> EURO EM DOLAR, </text:p>
      <text:p text:style-name="P18"><draw:line text:anchor-type="paragraph" draw:z-index="1" draw:name="Shape1" draw:style-name="gr1" draw:text-style-name="P30" svg:x1="8.04cm" svg:y1="0.222cm" svg:x2="8.596cm" svg:y2="0.222cm"><text:p/></draw:line><text:span text:style-name="T38">TOTAL DO </text:span><text:span text:style-name="T37">INVESTINDO</text:span><text:span text:style-name="T39"> 105.000 DOLAR </text:span><text:span text:style-name="T26"><text:s text:c="8"/></text:span><text:span text:style-name="T28">VALOR INVESTINDO</text:span></text:p>
      <text:p text:style-name="P11"/>
      <text:p text:style-name="P15">AO VENDER MEU LOTE DE EURO, EM DOLAR AS 11, RECUPEREI O INVESTIMENTO</text:p>
      <text:p text:style-name="P15"/>
      <text:p text:style-name="P18"><text:span text:style-name="T38">TOTAL DO </text:span><text:span text:style-name="T37">INVESTINDO</text:span><text:span text:style-name="T39"> 105.500 DOLAR </text:span><text:span text:style-name="T26"><text:s text:c="8"/></text:span><text:span text:style-name="T28">VALOR RECUPERADO EM </text:span><text:span text:style-name="T29">500</text:span></text:p>
      <text:p text:style-name="P10"><text:span text:style-name="T3"/></text:p>
      <text:p text:style-name="P23">MAS <text:span text:style-name="T36">CASO VENDESSE</text:span>, AS 13:00 <text:span text:style-name="T36">TERIA</text:span> UMA DESVALORIZAÇÃO </text:p>
      <text:p text:style-name="P14">AS 1<text:span text:style-name="T35">3</text:span>:00 EUR/USD = <text:span text:style-name="T25">COMPRAR</text:span> 1,0<text:span text:style-name="T35">2</text:span>50/<text:span text:style-name="T35">1,0300</text:span></text:p>
      <text:p text:style-name="P14"/>
      <text:p text:style-name="P16">AO VENDER MEU LOTE DE EURO, EM DOLAR AS <text:span text:style-name="T36">13</text:span>, <text:span text:style-name="T36">PERCO TODO</text:span> O INVESTIMENTO</text:p>
      <text:p text:style-name="P16"/>
      <text:p text:style-name="P19"><text:span text:style-name="T36">INVESTIMENTO DESVALORIZADO DE 105.000 PARA 102.500 DOLAR </text:span><text:span text:style-name="T26"><text:s text:c="8"/></text:span><text:span text:style-name="T28">VALOR </text:span><text:span text:style-name="T29">PERDIDO</text:span><text:span text:style-name="T28"> </text:span><text:span text:style-name="T29">-2.500</text:span></text:p>
      <text:p text:style-name="P21"><text:span text:style-name="T29"/></text:p>
      <text:p text:style-name="P22"><text:span text:style-name="T27">N</text:span><text:span text:style-name="T29">O</text:span><text:span text:style-name="T27">TICIAS</text:span></text:p>
      <text:p text:style-name="P25"><text:span text:style-name="Strong_20_Emphasis"><text:span text:style-name="T20">Terça-feira, 25 de julho</text:span></text:span><text:span text:style-name="T22"> - é a vez da 3M Co (MMM), General Electric (GE), General Motors (GM), Alphabet Inc A (GOOGL) e Microsoft Corp.</text:span></text:p>
      <text:p text:style-name="P29"><text:span text:style-name="Strong_20_Emphasis"><text:span text:style-name="T21">Quarta-feira, 26 de julho</text:span></text:span><text:span text:style-name="T23"> - teremos a AT&amp;T (T), Boeing (BA), Coca-Cola (KO) e Meta Platforms (META).</text:span></text:p>
      <text:p text:style-name="P29"><text:span text:style-name="Strong_20_Emphasis"><text:span text:style-name="T21">Quinta-feira, 27 de julho</text:span></text:span><text:span text:style-name="T23"> - Mastercard (MA), McDonald's Corp (MCD), Amazon.com (AMZN), Intel Corp (INTC).</text:span></text:p>
      <text:p text:style-name="P29"><text:span text:style-name="Strong_20_Emphasis"><text:span text:style-name="T21">Sexta-feira, 28 de julho</text:span></text:span><text:span text:style-name="T23"> - Chevron (CVX), Exxon Mobil (XOM).</text:span></text:p>
      <text:p text:style-name="P29"><text:span text:style-name="Strong_20_Emphasis"><text:span text:style-name="T21">Terça-feira, 01 de agosto</text:span></text:span><text:span text:style-name="T23"> - Caterpillar Inc (CAT), Merck &amp; Co (MRK), Pfizer (PFE), Airbnb (ABNB) e Starbucks Corp (SBUX) .</text:span></text:p>
      <text:p text:style-name="P29"><text:span text:style-name="Strong_20_Emphasis"><text:span text:style-name="T21">Quinta-feira, 3 de agosto</text:span></text:span><text:span text:style-name="T23"> - Grupo Alibaba (BABA), Moderna (MRNA), Apple Inc (AAPL), Coinbase Global (COIN) .</text:span></text:p>
      <text:p text:style-name="P29"><text:span text:style-name="Strong_20_Emphasis"><text:span text:style-name="T21">Quarta-feira, 16 de agosto</text:span></text:span><text:span text:style-name="T23"> - Cisco Systems (CSCO). </text:span></text:p>
      <text:p text:style-name="P29"><text:span text:style-name="Strong_20_Emphasis"><text:span text:style-name="T21">Quinta-feira, 17 de agosto</text:span></text:span><text:span text:style-name="T23"> - Walmart (WMT).</text:span></text:p>
      <text:p text:style-name="P20"><text:span text:style-name="T2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Roboto Condensed" svg:font-family="'Roboto Condensed'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2T13:38:41.852688978</meta:creation-date>
    <dc:date>2023-07-24T07:28:37.403842739</dc:date>
    <meta:editing-duration>PT4H20M1S</meta:editing-duration>
    <meta:editing-cycles>7</meta:editing-cycles>
    <meta:generator>LibreOffice/6.0.7.3$Linux_X86_64 LibreOffice_project/00m0$Build-3</meta:generator>
    <meta:document-statistic meta:table-count="1" meta:image-count="0" meta:object-count="0" meta:page-count="2" meta:paragraph-count="50" meta:word-count="477" meta:character-count="2729" meta:non-whitespace-character-count="2280"/>
  </office:meta>
</office:document-meta>
</file>